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afd095" fo:min-height="1.415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b4c7dc" fo:min-height="1.259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b4c7dc" fo:min-height="1.695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b4c7dc" fo:min-height="1.407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b66c" fo:min-height="1.377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9" style:family="graphic" style:parent-style-name="objectwithoutfill">
      <style:graphic-properties draw:stroke="dash" draw:stroke-dash="Double_20_Dash" svg:stroke-color="#000000" draw:marker-end="Arrowheads_20_9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a6a6" fo:min-height="1.655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solid" draw:fill-color="#ffb66c" fo:min-height="1.813cm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ffb66c" fo:min-height="1.695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d095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b4c7dc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b66c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a6a6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1.945cm" svg:x="6.367cm" svg:y="0.957cm">
          <draw:text-box>
            <text:p text:style-name="P1"><text:span text:style-name="T1">Start</text:span></text:p>
            <text:p text:style-name="P1"><text:span text:style-name="T2">Cartridge case scans saved as x3p files on your computer.</text:span></text:p>
          </draw:text-box>
        </draw:frame>
        <draw:frame draw:style-name="gr2" draw:text-style-name="P3" xml:id="id2" draw:id="id2" draw:layer="layout" svg:width="3.175cm" svg:height="1.551cm" svg:x="6.685cm" svg:y="3.825cm">
          <draw:text-box>
            <text:p text:style-name="P1"><text:span text:style-name="T1">Import</text:span></text:p>
            <text:p text:style-name="P1"><text:span text:style-name="T2">Upload x3p scans to the app.</text:span></text:p>
          </draw:text-box>
        </draw:frame>
        <draw:frame draw:style-name="gr3" draw:text-style-name="P3" xml:id="id3" draw:id="id3" draw:layer="layout" svg:width="5.079cm" svg:height="1.945cm" svg:x="5.733cm" svg:y="6.339cm">
          <draw:text-box>
            <text:p text:style-name="P1"><text:span text:style-name="T1">Automatic Preprocess</text:span></text:p>
            <text:p text:style-name="P1"><text:span text:style-name="T2">Apply a sequence of preprocessing algorithms to all scans.</text:span></text:p>
          </draw:text-box>
        </draw:frame>
        <draw:connector draw:style-name="gr4" draw:text-style-name="P4" draw:layer="layout" draw:type="line" svg:x1="8.272cm" svg:y1="2.902cm" svg:x2="8.272cm" svg:y2="3.825cm" draw:start-shape="id1" draw:start-glue-point="2" draw:end-shape="id2" draw:end-glue-point="0" svg:d="M8272 2902v923" svg:viewBox="0 0 1 924">
          <text:p/>
        </draw:connector>
        <draw:frame draw:style-name="gr5" draw:text-style-name="P3" xml:id="id5" draw:id="id5" draw:layer="layout" svg:width="3.81cm" svg:height="1.657cm" svg:x="11.512cm" svg:y="8.05cm">
          <draw:text-box>
            <text:p text:style-name="P1"><text:span text:style-name="T1">Manual Deletion</text:span></text:p>
            <text:p text:style-name="P1"><text:span text:style-name="T2">Delete regions from specific scans.</text:span></text:p>
          </draw:text-box>
        </draw:frame>
        <draw:connector draw:style-name="gr6" draw:text-style-name="P4" draw:layer="layout" draw:type="line" svg:x1="8.272cm" svg:y1="5.376cm" svg:x2="8.272cm" svg:y2="6.339cm" draw:start-shape="id2" draw:start-glue-point="2" draw:end-shape="id3" draw:end-glue-point="0" svg:d="M8272 5376v963" svg:viewBox="0 0 1 964">
          <text:p/>
        </draw:connector>
        <draw:frame draw:style-name="gr7" draw:text-style-name="P5" xml:id="id4" draw:id="id4" draw:layer="layout" svg:width="5.714cm" svg:height="1.945cm" svg:x="5.415cm" svg:y="9.25cm">
          <draw:text-box>
            <text:p text:style-name="P1"><text:span text:style-name="T1">Comparison Parameters</text:span></text:p>
            <text:p text:style-name="P1"><text:span text:style-name="T2">Compare two cartridge case scans using the cell-based comparison procedure.</text:span></text:p>
          </draw:text-box>
        </draw:frame>
        <draw:connector draw:style-name="gr8" draw:text-style-name="P4" draw:layer="layout" draw:type="line" svg:x1="8.272cm" svg:y1="8.284cm" svg:x2="8.272cm" svg:y2="9.25cm" draw:start-shape="id3" draw:start-glue-point="2" draw:end-shape="id4" draw:end-glue-point="0" svg:d="M8272 8284v966" svg:viewBox="0 0 1 967">
          <text:p/>
        </draw:connector>
        <draw:connector draw:style-name="gr9" draw:text-style-name="P4" draw:layer="layout" draw:type="curve" svg:x1="10.812cm" svg:y1="7.311cm" svg:x2="13.417cm" svg:y2="8.05cm" draw:start-shape="id3" draw:start-glue-point="1" draw:end-shape="id5" draw:end-glue-point="0" svg:d="M10812 7311c1737 0 2605 246 2605 739" svg:viewBox="0 0 2606 740">
          <text:p/>
        </draw:connector>
        <draw:connector draw:style-name="gr9" draw:text-style-name="P4" draw:layer="layout" draw:type="curve" svg:x1="13.417cm" svg:y1="9.707cm" svg:x2="11.129cm" svg:y2="10.222cm" draw:start-shape="id5" draw:start-glue-point="2" draw:end-shape="id4" draw:end-glue-point="1" svg:d="M13417 9707c0 344-762 515-2288 515" svg:viewBox="0 0 2289 516">
          <text:p/>
        </draw:connector>
        <draw:frame draw:style-name="gr10" draw:text-style-name="P6" xml:id="id6" draw:id="id6" draw:layer="layout" svg:width="6.35cm" svg:height="1.945cm" svg:x="0.987cm" svg:y="12.404cm">
          <draw:text-box>
            <text:p text:style-name="P1"><text:span text:style-name="T1">Congruent Matching Cells</text:span></text:p>
            <text:p text:style-name="P1"><text:span text:style-name="T2">Measure the similarity between the reference and target scans using the Congruent Matching Cells method.</text:span></text:p>
          </draw:text-box>
        </draw:frame>
        <draw:connector draw:style-name="gr11" draw:text-style-name="P4" draw:layer="layout" draw:type="curve" svg:x1="8.272cm" svg:y1="11.195cm" svg:x2="4.162cm" svg:y2="12.404cm" draw:start-shape="id4" draw:start-glue-point="2" draw:end-shape="id6" draw:end-glue-point="0" svg:d="M8272 11195c0 907-4110 303-4110 1209" svg:viewBox="0 0 4111 1210">
          <text:p/>
        </draw:connector>
        <draw:frame draw:style-name="gr12" draw:text-style-name="P5" xml:id="id7" draw:id="id7" draw:layer="layout" svg:width="5.397cm" svg:height="2.063cm" svg:x="9.925cm" svg:y="12.365cm">
          <draw:text-box>
            <text:p text:style-name="P1"><text:span text:style-name="T1">Comparison Results – Individual Cells</text:span></text:p>
            <text:p text:style-name="P1"><text:span text:style-name="T2">Explore the alignment of specific cells in the target scan.</text:span></text:p>
          </draw:text-box>
        </draw:frame>
        <draw:connector draw:style-name="gr13" draw:text-style-name="P4" draw:layer="layout" draw:type="curve" svg:x1="8.272cm" svg:y1="11.195cm" svg:x2="12.623cm" svg:y2="12.365cm" draw:start-shape="id4" draw:start-glue-point="2" draw:end-shape="id7" draw:end-glue-point="0" svg:d="M8272 11195c0 877 4351 293 4351 1170" svg:viewBox="0 0 4352 1171">
          <text:p/>
        </draw:connector>
        <draw:frame draw:style-name="gr14" draw:text-style-name="P5" xml:id="id8" draw:id="id8" draw:layer="layout" svg:width="4.763cm" svg:height="1.945cm" svg:x="10.242cm" svg:y="15.182cm">
          <draw:text-box>
            <text:p text:style-name="P1"><text:span text:style-name="T1">Custom Cell</text:span></text:p>
            <text:p text:style-name="P1"><text:span text:style-name="T2">Draw your own cell on a reference scan and find its alignment in a target scan.</text:span></text:p>
          </draw:text-box>
        </draw:frame>
        <draw:connector draw:style-name="gr15" draw:text-style-name="P4" draw:layer="layout" draw:type="line" svg:x1="12.623cm" svg:y1="14.428cm" svg:x2="12.623cm" svg:y2="15.182cm" draw:start-shape="id7" draw:start-glue-point="2" draw:end-shape="id8" draw:end-glue-point="0" svg:d="M12623 14428v754" svg:viewBox="0 0 1 75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7T18:35:17.520000000</meta:creation-date>
    <dc:date>2022-07-27T19:00:20.574000000</dc:date>
    <meta:editing-duration>PT3M22S</meta:editing-duration>
    <meta:editing-cycles>1</meta:editing-cycles>
    <meta:document-statistic meta:object-count="16"/>
    <meta:generator>LibreOffice/7.1.2.2$Windows_X86_64 LibreOffice_project/8a45595d069ef5570103caea1b71cc9d82b2aae4</meta:generator>
  </office:meta>
</office:document-meta>
</file>